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175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baud</text:p>
          </table:table-cell>
          <table:table-cell office:value-type="float" office:value="115200">
            <text:p>115200</text:p>
          </table:table-cell>
          <table:table-cell/>
        </table:table-row>
        <table:table-row table:style-name="ro1">
          <table:table-cell office:value-type="string">
            <text:p>bytes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string">
            <text:p>bits</text:p>
          </table:table-cell>
          <table:table-cell table:formula="of:= [.B2]*10" office:value-type="float" office:value="240">
            <text:p>24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table:formula="of:= [.B3]/[.B1]" office:value-type="float" office:value="0.00208333333333333">
            <text:p>0.0020833333</text:p>
          </table:table-cell>
          <table:table-cell office:value-type="string">
            <text:p>sec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>
            <text:p>gps is only input on stb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min gps update freq</text:p>
          </table:table-cell>
          <table:table-cell office:value-type="float" office:value="10">
            <text:p>10</text:p>
          </table:table-cell>
          <table:table-cell office:value-type="string">
            <text:p>Hz</text:p>
          </table:table-cell>
        </table:table-row>
        <table:table-row table:style-name="ro1">
          <table:table-cell office:value-type="string">
            <text:p>max packet size</text:p>
          </table:table-cell>
          <table:table-cell table:formula="of:=([.B1]/([.B10]*10))" office:value-type="float" office:value="1152">
            <text:p>1152</text:p>
          </table:table-cell>
          <table:table-cell office:value-type="string">
            <text:p>byte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 office:value-type="string">
            <text:p>on port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>
            <text:p>airspeed</text:p>
          </table:table-cell>
          <table:table-cell table:number-columns-repeated="2"/>
        </table:table-row>
        <table:table-row table:style-name="ro1">
          <table:table-cell office:value-type="string">
            <text:p>mag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6-04-16T15:28:24</meta:creation-date>
    <dc:date>2016-04-16T16:26:31</dc:date>
    <dc:creator>Andy </dc:creator>
    <meta:editing-duration>PT49M24S</meta:editing-duration>
    <meta:editing-cycles>2</meta:editing-cycles>
    <meta:generator>LibreOffice/3.5$Linux_x86 LibreOffice_project/350m1$Build-2</meta:generator>
    <meta:document-statistic meta:table-count="3" meta:cell-count="19" meta:object-count="0"/>
  </office:meta>
</office:document-meta>
</file>